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style:page-number="auto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79029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87737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end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a5409" officeooo:paragraph-rsid="001a5409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b67f0" officeooo:paragraph-rsid="0015e32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2pt" style:text-underline-style="none" officeooo:rsid="0015e32a" officeooo:paragraph-rsid="0015e32a" style:font-size-asian="10.5pt" style:font-size-complex="12pt"/>
    </style:style>
    <style:style style:name="P11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reak-before="pag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end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ad161" officeooo:paragraph-rsid="001ad161" style:font-size-asian="12.25pt" style:font-size-complex="14pt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officeooo:rsid="00187737"/>
    </style:style>
    <style:style style:name="T2" style:family="text">
      <style:text-properties officeooo:rsid="001a5409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Ф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3">«Московский Авиационный Институт»</text:p>
      <text:p text:style-name="P3"/>
      <text:p text:style-name="P3"/>
      <text:p text:style-name="P3">РЕФЕРАТ</text:p>
      <text:p text:style-name="P4">по дисциплине: «<text:span text:style-name="T1">Фундаментальная информатика и вычислительная система» </text:span><text:s/></text:p>
      <text:p text:style-name="P5">на тему: «Семантический анализ: анализ тональностей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 студент группы М80-107Б-18</text:p>
      <text:p text:style-name="P6">Шичко Алексей Игоревич</text:p>
      <text:p text:style-name="P6"/>
      <text:p text:style-name="P6">Проверила преподаватель:</text:p>
      <text:p text:style-name="P6">Аспирант кафедры 806</text:p>
      <text:p text:style-name="P6">Ридли Александра Николаевна</text:p>
      <text:p text:style-name="P6"/>
      <text:p text:style-name="P6"/>
      <text:p text:style-name="P6"/>
      <text:p text:style-name="P13">Москва</text:p>
      <text:p text:style-name="P13">2018</text:p>
      <text:p text:style-name="P11"><text:line-break/></text:p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ячся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6T20:19:42.517479025</dc:date>
    <meta:editing-duration>PT2H17M41S</meta:editing-duration>
    <meta:editing-cycles>9</meta:editing-cycles>
    <meta:generator>LibreOffice/6.1.3.2$Linux_X86_64 LibreOffice_project/10$Build-2</meta:generator>
    <meta:document-statistic meta:table-count="0" meta:image-count="0" meta:object-count="0" meta:page-count="3" meta:paragraph-count="18" meta:word-count="52" meta:character-count="462" meta:non-whitespace-character-count="423"/>
  </office:meta>
</office:document-meta>
</file>